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59cm"/>
    </style:style>
    <style:style style:name="co3" style:family="table-column">
      <style:table-column-properties fo:break-before="auto" style:column-width="5.454cm"/>
    </style:style>
    <style:style style:name="co4" style:family="table-column">
      <style:table-column-properties fo:break-before="auto" style:column-width="4.718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lues\colo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, 2, 8, 2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, 3</text:p>
          </table:table-cell>
          <table:table-cell office:value-type="string" calcext:value-type="string">
            <text:p>1, 2, 5,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, 4, 6, 9, 21</text:p>
          </table:table-cell>
          <table:table-cell office:value-type="string" calcext:value-type="string">
            <text:p>1, 2, 3, 5, 11, 35</text:p>
          </table:table-cell>
          <table:table-cell office:value-type="string" calcext:value-type="string">
            <text:p>1, 6, 10, 12, 13, 33, 45</text:p>
          </table:table-cell>
          <table:table-cell office:value-type="string" calcext:value-type="string">
            <text:p>1, 3, 7, 15, 39, 55, 63</text:p>
          </table:table-cell>
          <table:table-cell office:value-type="string" calcext:value-type="string">
            <text:p>1, 2, 5, 8, 14, 20, 65, 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, 4, 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, 4, 6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, 2, 3, 5, 11, 35</text:p>
          </table:table-cell>
          <table:table-cell office:value-type="string" calcext:value-type="string">
            <text:p>2, 6, 14, 26, 44, 56</text:p>
          </table:table-cell>
          <table:table-cell office:value-type="string" calcext:value-type="string">
            <text:p>1, 2, 5, 8, 14, 17, 20, 65, 7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, 6, 10, 12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, 3, 7, 15, 39, 55, 63</text:p>
          </table:table-cell>
          <table:table-cell office:value-type="string" calcext:value-type="string">
            <text:p>1, 3, 4, 6, 9, 21, 51, 91, 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, 2, 5, 8, 14, 20, 26.666…, 29.333…</text:p>
          </table:table-cell>
          <table:table-cell table:number-columns-repeated="4"/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1, 3, 4, 6, 9, 19, 21, 51, 91, 99</text:p>
          </table:table-cell>
          <table:table-cell office:value-type="string" calcext:value-type="string">
            <text:p>4, 6, 84, 114, 126, 144, 154, 15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, 10, 18, 24, 28, 30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, 2, 3, 5, 7, 15, 35, 119, 14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1, 12, 22, 30, 36, 40, 42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1, 3, 6, 10, 12, 13, 45, 75, 115, 171, 18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1, 3, 7, 15, 39, 55, 63, 87, 135, 207, 231, 247, 255</text:p>
          </table:table-cell>
          <table:table-cell table:number-columns-repeated="3"/>
          <table:table-cell office:value-type="string" calcext:value-type="string">
            <text:p>1, 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, 4, 6, 9, 21, 66, 84, 114, 15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1, 2, 5, 8, 14, 20, 65, 77, 92, 1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9:13:47.893431511</meta:creation-date>
    <meta:generator>LibreOffice/7.4.2.3$Linux_X86_64 LibreOffice_project/40$Build-3</meta:generator>
    <dc:date>2022-10-29T11:32:03.831295804</dc:date>
    <meta:editing-duration>PT32M55S</meta:editing-duration>
    <meta:editing-cycles>13</meta:editing-cycles>
    <meta:document-statistic meta:table-count="1" meta:cell-count="77" meta:object-count="0"/>
  </office:meta>
</office:document-meta>
</file>